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9cm" svg:height="8.999cm" svg:x="6.034cm" svg:y="6.00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16T15:59:08.631000000</dc:date>
    <meta:editing-duration>PT1M30S</meta:editing-duration>
    <meta:editing-cycles>2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7fff" draw:fill-color="#007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start" svg:x="0.21cm" svg:y="3.56cm" style:legend-expansion="high" chart:style-name="ch2"/>
        <chart:plot-area chart:style-name="ch3" chart:data-source-has-labels="both" svg:x="2.14cm" svg:y="0.18cm" svg:width="13.54cm" svg:height="8.64cm">
          <chartooo:coordinate-region svg:x="2.576cm" svg:y="0.354cm" svg:width="12.825cm" svg:height="7.872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series chart:style-name="ch8" chart:values-cell-range-address="local-table.$D$2:.$D$10" chart:label-cell-address="local-table.$D$1" chart:class="chart:line">
            <chart:data-point chart:repeated="9"/>
          </chart:series>
          <chart:series chart:style-name="ch9" chart:values-cell-range-address="local-table.$E$2:.$E$10" chart:label-cell-address="local-table.$E$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BB</text:p>
              </table:table-cell>
              <table:table-cell office:value-type="string">
                <text:p>CC</text:p>
              </table:table-cell>
              <table:table-cell office:value-type="string">
                <text:p>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